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paragraph-rsid="001a1f1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e9393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officeooo:rsid="001898a0" officeooo:paragraph-rsid="001898a0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officeooo:paragraph-rsid="001a1f1e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officeooo:paragraph-rsid="001c4102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officeooo:rsid="001c4102" officeooo:paragraph-rsid="001c4102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officeooo:rsid="001c4102" officeooo:paragraph-rsid="001ddd67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officeooo:rsid="001c4102" officeooo:paragraph-rsid="001e9393"/>
    </style:style>
    <style:style style:name="T1" style:family="text">
      <style:text-properties officeooo:rsid="001a1f1e"/>
    </style:style>
    <style:style style:name="T2" style:family="text">
      <style:text-properties officeooo:rsid="001b7b88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1a1f1e"/>
    </style:style>
    <style:style style:name="T5" style:family="text">
      <style:text-properties style:font-name="Liberation Serif" officeooo:rsid="001b7b88"/>
    </style:style>
    <style:style style:name="T6" style:family="text">
      <style:text-properties style:font-name="Liberation Serif" officeooo:rsid="001e9393"/>
    </style:style>
    <style:style style:name="T7" style:family="text">
      <style:text-properties officeooo:rsid="001c4102"/>
    </style:style>
    <style:style style:name="T8" style:family="text">
      <style:text-properties officeooo:rsid="001ddd67"/>
    </style:style>
    <style:style style:name="T9" style:family="text">
      <style:text-properties officeooo:rsid="001e939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G MOUNTAIN RESORT - CONCLUSIONS</text:p>
      <text:p text:style-name="P3"/>
      <text:p text:style-name="P3"/>
      <text:p text:style-name="P6"><text:span text:style-name="T1">1. The results from our analysis </text:span>suggests that Big Mountain Resort could charge a price of <text:span text:style-name="T1">$</text:span>95.88 <text:span text:style-name="T1">per adult ticked on the weekends, considering the current facilities and characteristics of the resort. This is 18%</text:span> higher than the current price of <text:span text:style-name="T1">$</text:span>81 <text:span text:style-name="T1">per adult ticket Big Mountain charges</text:span>. <text:span text:style-name="T1">Our analysis also show that the minimum price that B</text:span>ig Mountain <text:span text:style-name="T1">can charge is $</text:span>85.52 per ticket given its current facilities and resort characteristics.</text:p>
      <text:p text:style-name="P6"><text:s/></text:p>
      <text:p text:style-name="P1"><text:span text:style-name="T4">2. The d</text:span><text:span text:style-name="T3">ata shows that Big Mountain </text:span><text:span text:style-name="T5">scores well in facilities and </text:span><text:span text:style-name="T3">characteristics that </text:span><text:span text:style-name="T5">import the most to </text:span><text:span text:style-name="T3">explain </text:span><text:span text:style-name="T5">different </text:span><text:span text:style-name="T3">ticket prices </text:span><text:span text:style-name="T5">between</text:span><text:span text:style-name="T3"> resorts. </text:span><text:span text:style-name="T5">These are: </text:span>vertical drop, <text:span text:style-name="T2">area covered by s</text:span>now <text:span text:style-name="T2">m</text:span>ak<text:span text:style-name="T2">ers, </text:span>total <text:span text:style-name="T2">number of </text:span>chairs, <text:span text:style-name="T2">number of </text:span>fast <text:span text:style-name="T2">q</text:span>uads, <text:span text:style-name="T2">total number of r</text:span>uns, <text:span text:style-name="T2">l</text:span>ongest <text:span text:style-name="T2">r</text:span>un <text:span text:style-name="T2">length and s</text:span>kiable <text:span text:style-name="T2">t</text:span>errain <text:span text:style-name="T2">area.</text:span> </text:p>
      <text:p text:style-name="P6"/>
      <text:p text:style-name="P7"><text:span text:style-name="T7">3. The analysis suggests scenario number 2 would maximize additional revenue. It is estimated that the additional revenue of adding 1 run, 150 feet of vertical drop and adding 1 chair would be around $2.8M. This additional revenue would more than cover the expected increase in operating costs.</text:span></text:p>
      <text:p text:style-name="P7"/>
      <text:p text:style-name="P10"><text:span text:style-name="T9">4. Adding 2 acres to the area covered by snow makers (scenario 3) adds no additional revenue over scenario 2.</text:span></text:p>
      <text:p text:style-name="P7"/>
      <text:p text:style-name="P8"><text:span text:style-name="T9">5</text:span>. <text:span text:style-name="T8">There would be no additional revenue under scenario 4 (adding 0.2 miles to longest run and 4 acres to area covered by snow makers.</text:span></text:p>
      <text:p text:style-name="P8"/>
      <text:p text:style-name="P2"><text:span text:style-name="T6">6. Under scenario 1 (p</text:span>ermanently closing down up to 10 of the least used runs<text:span text:style-name="T9">), the analysis suggests that closing 9-10 runs would have the effect of reducing support for the ticket price by $1.33. <text:s/>Closing just one run could have no effect in the price, 2 runs would reduce support for the price by $0.17, 3-5 by $0.27, and 6-8 by $0.73.</text:span>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17:35:42.632517157</meta:creation-date>
    <dc:date>2020-10-29T18:42:36.866542423</dc:date>
    <meta:editing-duration>PT13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85" meta:character-count="1673" meta:non-whitespace-character-count="1392"/>
  </office:meta>
</office:document-meta>
</file>